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Configuration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Configuration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Configuration.setScheme(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Configuration.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Configuration.setDependency( String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Configuration.getSche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Configuration.Provid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viderConfigura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